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381cm" draw:marker-end-width="0.381cm" draw:fill="gradient" draw:fill-color="#ffffff" draw:fill-gradient-name="VCMap" draw:auto-grow-height="true" draw:auto-grow-width="true" fo:max-height="0cm" fo:min-height="0cm" fo:padding-top="0.15cm" fo:padding-bottom="0.15cm" fo:padding-left="0.275cm" fo:padding-right="0.275cm" draw:shadow="visible" draw:shadow-offset-x="0.102cm" draw:shadow-offset-y="0.102cm" draw:shadow-color="#333333" draw:shadow-opacity="20%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381cm" draw:fill="gradient" draw:fill-color="#ffffff" draw:fill-gradient-name="VCMap" draw:auto-grow-height="true" draw:auto-grow-width="true" fo:max-height="0cm" fo:min-height="4.615cm" fo:padding-top="0.15cm" fo:padding-bottom="0.15cm" fo:padding-left="0.275cm" fo:padding-right="0.275cm" draw:shadow="visible" draw:shadow-offset-x="0.102cm" draw:shadow-offset-y="0.102cm" draw:shadow-color="#333333" draw:shadow-opacity="20%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draw:auto-grow-width="false" fo:max-height="0cm" fo:min-height="0cm" fo:padding-top="0.15cm" fo:padding-bottom="0.15cm" fo:padding-left="0.275cm" fo:padding-right="0.2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fff" fo:font-family="Cantarell" style:font-style-name="Regular" style:font-pitch="variable" fo:font-size="18pt" fo:font-weight="normal" style:font-size-asian="18pt" style:font-size-complex="18pt"/>
    </style:style>
    <style:style style:name="P2" style:family="paragraph">
      <style:text-properties fo:color="#ffffff" fo:font-family="Cantarell" style:font-style-name="Regular" style:font-pitch="variable" fo:font-size="18pt" fo:font-weight="normal" style:font-size-asian="18pt" style:font-size-complex="18pt"/>
    </style:style>
    <style:style style:name="P3" style:family="paragraph">
      <style:paragraph-properties fo:text-align="end"/>
      <style:text-properties fo:font-family="Cantarell" style:font-pitch="variable" fo:font-size="14pt" style:font-size-asian="14pt" style:font-size-complex="14pt"/>
    </style:style>
    <style:style style:name="P4" style:family="paragraph">
      <style:text-properties fo:font-family="Cantarell" style:font-pitch="variable"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Cantarell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319cm" svg:height="1.979cm" svg:x="11.297cm" svg:y="4.582cm">
          <draw:text-box>
            <text:p text:style-name="P1">Select a Species</text:p>
            <text:p text:style-name="P1">of Interest</text:p>
          </draw:text-box>
        </draw:frame>
        <draw:frame draw:style-name="gr1" draw:text-style-name="P2" draw:layer="layout" svg:width="8.464cm" svg:height="1.14cm" svg:x="9.725cm" svg:y="19.05cm">
          <draw:text-box>
            <text:p text:style-name="P1">Visualize and navigate data</text:p>
          </draw:text-box>
        </draw:frame>
        <draw:frame draw:style-name="gr1" draw:text-style-name="P2" draw:layer="layout" svg:width="6.254cm" svg:height="2.818cm" svg:x="1.905cm" svg:y="4.61cm">
          <draw:text-box>
            <text:p text:style-name="P1">Select</text:p>
            <text:p text:style-name="P1">Phenotypes / Traits</text:p>
            <text:p text:style-name="P1">of Interest</text:p>
          </draw:text-box>
        </draw:frame>
        <draw:frame draw:style-name="gr1" draw:text-style-name="P1" draw:layer="layout" svg:width="6.665cm" svg:height="1.14cm" svg:x="10.625cm" svg:y="1.27cm">
          <draw:text-box>
            <text:p text:style-name="P1">Visit VCMap website</text:p>
          </draw:text-box>
        </draw:frame>
        <draw:frame draw:style-name="gr1" draw:text-style-name="P2" draw:layer="layout" svg:width="5.831cm" svg:height="2.83cm" svg:x="2.161cm" svg:y="8.346cm">
          <draw:text-box>
            <text:p text:style-name="P1">Browse list of</text:p>
            <text:p text:style-name="P1"><text:span text:style-name="T1">affected</text:span> Species</text:p>
            <text:p text:style-name="P1">by Chromosome</text:p>
          </draw:text-box>
        </draw:frame>
        <draw:frame draw:style-name="gr2" draw:text-style-name="P1" draw:layer="layout" svg:width="5.928cm" svg:height="2.818cm" svg:x="19.91cm" svg:y="4.61cm">
          <draw:text-box>
            <text:p text:style-name="P1">Select a Backbone</text:p>
            <text:p text:style-name="P1">Species and</text:p>
            <text:p text:style-name="P1">Chromosome </text:p>
          </draw:text-box>
        </draw:frame>
        <draw:frame draw:style-name="gr1" draw:text-style-name="P1" draw:layer="layout" svg:width="6.47cm" svg:height="2.818cm" svg:x="10.708cm" svg:y="8.35cm">
          <draw:text-box>
            <text:p text:style-name="P1">Browse ideograms</text:p>
            <text:p text:style-name="P1">of all Chromosomes<text:line-break/>for selected Species</text:p>
          </draw:text-box>
        </draw:frame>
        <draw:frame draw:style-name="gr1" draw:text-style-name="P2" draw:layer="layout" svg:width="4.68cm" svg:height="2.818cm" svg:x="11.63cm" svg:y="15.297cm">
          <draw:text-box>
            <text:p text:style-name="P1">Select<text:line-break/>off-Backbone</text:p>
            <text:p text:style-name="P1">Species</text:p>
          </draw:text-box>
        </draw:frame>
        <draw:frame draw:style-name="gr1" draw:text-style-name="P2" draw:layer="layout" svg:width="5.928cm" svg:height="1.979cm" svg:x="6.985cm" svg:y="12.156cm">
          <draw:text-box>
            <text:p text:style-name="P1">Select a Backbone</text:p>
            <text:p text:style-name="P1">Chromosome </text:p>
          </draw:text-box>
        </draw:frame>
        <draw:frame draw:style-name="gr3" draw:text-style-name="P4" draw:layer="layout" svg:width="7.62cm" svg:height="4.445cm" svg:x="19.05cm" svg:y="3.34cm">
          <draw:text-box>
            <text:p text:style-name="P3"><text:span text:style-name="T2">Existing Interface</text:span></text:p>
          </draw:text-box>
        </draw:frame>
        <draw:frame draw:style-name="gr3" draw:text-style-name="P4" draw:layer="layout" svg:width="17.145cm" svg:height="11.049cm" svg:x="1.27cm" svg:y="3.375cm">
          <draw:text-box>
            <text:p text:style-name="P4"><text:span text:style-name="T2">New Proposed Interfaces</text:span></text:p>
          </draw:text-box>
        </draw:frame>
        <draw:line draw:style-name="gr4" draw:text-style-name="P5" draw:layer="layout" svg:x1="13.97cm" svg:y1="2.54cm" svg:x2="13.97cm" svg:y2="4.445cm">
          <text:p/>
        </draw:line>
        <draw:line draw:style-name="gr4" draw:text-style-name="P5" draw:layer="layout" svg:x1="13.97cm" svg:y1="2.54cm" svg:x2="5.715cm" svg:y2="4.445cm">
          <text:p/>
        </draw:line>
        <draw:line draw:style-name="gr4" draw:text-style-name="P5" draw:layer="layout" svg:x1="13.97cm" svg:y1="2.54cm" svg:x2="22.225cm" svg:y2="4.445cm">
          <text:p/>
        </draw:line>
        <draw:line draw:style-name="gr4" draw:text-style-name="P5" draw:layer="layout" svg:x1="5.08cm" svg:y1="7.52cm" svg:x2="5.08cm" svg:y2="8.255cm">
          <text:p/>
        </draw:line>
        <draw:line draw:style-name="gr4" draw:text-style-name="P5" draw:layer="layout" svg:x1="13.97cm" svg:y1="6.685cm" svg:x2="13.97cm" svg:y2="8.255cm">
          <text:p/>
        </draw:line>
        <draw:line draw:style-name="gr4" draw:text-style-name="P5" draw:layer="layout" svg:x1="5.08cm" svg:y1="11.23cm" svg:x2="9.525cm" svg:y2="12.065cm">
          <text:p/>
        </draw:line>
        <draw:line draw:style-name="gr4" draw:text-style-name="P5" draw:layer="layout" svg:x1="13.97cm" svg:y1="11.23cm" svg:x2="10.16cm" svg:y2="12.065cm">
          <text:p/>
        </draw:line>
        <draw:line draw:style-name="gr4" draw:text-style-name="P5" draw:layer="layout" svg:x1="22.86cm" svg:y1="13.97cm" svg:x2="14.605cm" svg:y2="15.24cm">
          <text:p/>
        </draw:line>
        <draw:line draw:style-name="gr4" draw:text-style-name="P5" draw:layer="layout" svg:x1="9.86cm" svg:y1="14.17cm" svg:x2="13.335cm" svg:y2="15.24cm">
          <text:p/>
        </draw:line>
        <draw:line draw:style-name="gr5" draw:text-style-name="P5" draw:layer="layout" svg:x1="22.86cm" svg:y1="7.52cm" svg:x2="22.86cm" svg:y2="13.97cm">
          <text:p/>
        </draw:line>
        <draw:line draw:style-name="gr4" draw:text-style-name="P5" draw:layer="layout" svg:x1="13.97cm" svg:y1="18.215cm" svg:x2="13.97cm" svg:y2="19.0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VCMap" draw:style="linear" draw:start-color="#161645" draw:end-color="#333364" draw:start-intensity="100%" draw:end-intensity="100%" draw:angle="0" draw:border="6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ven Davis</meta:initial-creator>
    <meta:creation-date>2011-08-05T07:24:14</meta:creation-date>
    <meta:editing-duration>PT8M59S</meta:editing-duration>
    <meta:editing-cycles>2</meta:editing-cycles>
    <dc:date>2011-08-05T08:03:38</dc:date>
    <dc:creator>Steven Davis</dc:creator>
    <meta:document-statistic meta:object-count="45"/>
    <meta:generator>OpenOffice.org/3.3$Unix OpenOffice.org_project/330m20$Build-9567</meta:generator>
  </office:meta>
</office:document-meta>
</file>